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
  <manifest:file-entry manifest:full-path="ObjectReplacements/Object 4" manifest:media-type=""/>
  <manifest:file-entry manifest:full-path="ObjectReplacements/Object 5"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styles.xml" manifest:media-type="text/xml"/>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1" svg:font-family="'Liberation Serif'" style:font-family-generic="roman"/>
    <style:font-face style:name="Times New Roman2" svg:font-family="'Times New Roman'" style:font-family-generic="roman"/>
    <style:font-face style:name="Courier 10 Pitch" svg:font-family="'Courier 10 Pitch'" style:font-adornments="Normal"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WenQuanYi Zen Hei1" svg:font-family="'WenQuanYi Zen Hei'"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Tableau10" style:family="table">
      <style:table-properties style:width="17.013cm" fo:margin-left="0cm" table:align="left"/>
    </style:style>
    <style:style style:name="Tableau10.A" style:family="table-column">
      <style:table-column-properties style:column-width="2.223cm"/>
    </style:style>
    <style:style style:name="Tableau10.B" style:family="table-column">
      <style:table-column-properties style:column-width="1.614cm"/>
    </style:style>
    <style:style style:name="Tableau10.C" style:family="table-column">
      <style:table-column-properties style:column-width="13.176cm"/>
    </style:style>
    <style:style style:name="Tableau10.A1" style:family="table-cell">
      <style:table-cell-properties fo:padding="0.097cm" fo:border-left="0.05pt solid #000000" fo:border-right="none" fo:border-top="0.05pt solid #000000" fo:border-bottom="0.05pt solid #000000"/>
    </style:style>
    <style:style style:name="Tableau10.C1" style:family="table-cell">
      <style:table-cell-properties fo:padding="0.097cm" fo:border="0.05pt solid #000000"/>
    </style:style>
    <style:style style:name="Tableau10.A2" style:family="table-cell">
      <style:table-cell-properties fo:padding="0.097cm" fo:border-left="0.05pt solid #000000" fo:border-right="none" fo:border-top="none" fo:border-bottom="0.05pt solid #000000"/>
    </style:style>
    <style:style style:name="Tableau10.C2" style:family="table-cell">
      <style:table-cell-properties fo:padding="0.097cm" fo:border-left="0.05pt solid #000000" fo:border-right="0.05pt solid #000000" fo:border-top="none" fo:border-bottom="0.05pt solid #000000"/>
    </style:style>
    <style:style style:name="Tableau1" style:family="table">
      <style:table-properties style:width="17.013cm" fo:margin-left="0cm" table:align="left"/>
    </style:style>
    <style:style style:name="Tableau1.A" style:family="table-column">
      <style:table-column-properties style:column-width="2.778cm"/>
    </style:style>
    <style:style style:name="Tableau1.B" style:family="table-column">
      <style:table-column-properties style:column-width="1.931cm"/>
    </style:style>
    <style:style style:name="Tableau1.C" style:family="table-column">
      <style:table-column-properties style:column-width="12.303cm"/>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11" style:family="table">
      <style:table-properties style:width="17.013cm" fo:margin-left="0cm" table:align="left"/>
    </style:style>
    <style:style style:name="Tableau11.A" style:family="table-column">
      <style:table-column-properties style:column-width="2.672cm"/>
    </style:style>
    <style:style style:name="Tableau11.B" style:family="table-column">
      <style:table-column-properties style:column-width="2.023cm"/>
    </style:style>
    <style:style style:name="Tableau11.C" style:family="table-column">
      <style:table-column-properties style:column-width="12.317cm"/>
    </style:style>
    <style:style style:name="Tableau11.A1" style:family="table-cell">
      <style:table-cell-properties fo:padding="0.097cm" fo:border-left="0.05pt solid #000000" fo:border-right="none" fo:border-top="0.05pt solid #000000" fo:border-bottom="0.05pt solid #000000"/>
    </style:style>
    <style:style style:name="Tableau11.C1" style:family="table-cell">
      <style:table-cell-properties fo:padding="0.097cm" fo:border="0.05pt solid #000000"/>
    </style:style>
    <style:style style:name="Tableau11.A2" style:family="table-cell">
      <style:table-cell-properties fo:padding="0.097cm" fo:border-left="0.05pt solid #000000" fo:border-right="none" fo:border-top="none" fo:border-bottom="0.05pt solid #000000"/>
    </style:style>
    <style:style style:name="Tableau11.C2" style:family="table-cell">
      <style:table-cell-properties fo:padding="0.097cm" fo:border-left="0.05pt solid #000000" fo:border-right="0.05pt solid #000000" fo:border-top="none" fo:border-bottom="0.05pt solid #000000"/>
    </style:style>
    <style:style style:name="Tableau13" style:family="table">
      <style:table-properties style:width="17.013cm" fo:margin-left="0cm" table:align="left"/>
    </style:style>
    <style:style style:name="Tableau13.A" style:family="table-column">
      <style:table-column-properties style:column-width="5.662cm"/>
    </style:style>
    <style:style style:name="Tableau13.B" style:family="table-column">
      <style:table-column-properties style:column-width="2.699cm"/>
    </style:style>
    <style:style style:name="Tableau13.C" style:family="table-column">
      <style:table-column-properties style:column-width="8.652cm"/>
    </style:style>
    <style:style style:name="Tableau13.A1" style:family="table-cell">
      <style:table-cell-properties fo:padding="0.097cm" fo:border-left="0.05pt solid #000000" fo:border-right="none" fo:border-top="0.05pt solid #000000" fo:border-bottom="0.05pt solid #000000"/>
    </style:style>
    <style:style style:name="Tableau13.C1" style:family="table-cell">
      <style:table-cell-properties fo:padding="0.097cm" fo:border="0.05pt solid #000000"/>
    </style:style>
    <style:style style:name="Tableau13.A2" style:family="table-cell">
      <style:table-cell-properties fo:padding="0.097cm" fo:border-left="0.05pt solid #000000" fo:border-right="none" fo:border-top="none" fo:border-bottom="0.05pt solid #000000"/>
    </style:style>
    <style:style style:name="Tableau13.C2" style:family="table-cell">
      <style:table-cell-properties fo:padding="0.097cm" fo:border-left="0.05pt solid #000000" fo:border-right="0.05pt solid #000000" fo:border-top="none" fo:border-bottom="0.05pt solid #000000"/>
    </style:style>
    <style:style style:name="Tableau2" style:family="table">
      <style:table-properties style:width="17.013cm" fo:margin-left="0cm" table:align="left"/>
    </style:style>
    <style:style style:name="Tableau2.A" style:family="table-column">
      <style:table-column-properties style:column-width="1.693cm"/>
    </style:style>
    <style:style style:name="Tableau2.B" style:family="table-column">
      <style:table-column-properties style:column-width="15.319cm"/>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padding="0.049cm" fo:border-left="none" fo:border-right="none" fo:border-top="none" fo:border-bottom="0.06pt solid #000000" style:shadow="none"/>
    </style:style>
    <style:style style:name="P2" style:family="paragraph" style:parent-style-name="Footer">
      <style:paragraph-properties fo:padding="0.049cm" fo:border-left="none" fo:border-right="none" fo:border-top="0.06pt solid #000000" fo:border-bottom="none" style:shadow="none"/>
    </style:style>
    <style:style style:name="P3" style:family="paragraph" style:parent-style-name="Text_20_body">
      <style:paragraph-properties fo:margin-left="0cm" fo:margin-right="0cm" fo:text-indent="0cm" style:auto-text-indent="false"/>
    </style:style>
    <style:style style:name="P4" style:family="paragraph" style:parent-style-name="Text_20_body">
      <style:paragraph-properties fo:text-align="justify" style:justify-single-word="false"/>
      <style:text-properties style:font-name="Times New Roman"/>
    </style:style>
    <style:style style:name="P5" style:family="paragraph" style:parent-style-name="Standard">
      <style:text-properties style:font-name="Times New Roman"/>
    </style:style>
    <style:style style:name="P6" style:family="paragraph" style:parent-style-name="Standard">
      <style:text-properties style:font-name="Times New Roman" fo:font-style="normal" style:font-style-asian="normal" style:font-style-complex="normal"/>
    </style:style>
    <style:style style:name="P7" style:family="paragraph" style:parent-style-name="Standard">
      <style:paragraph-properties fo:text-align="center" style:justify-single-word="false"/>
      <style:text-properties style:font-name="Times New Roman" fo:font-style="italic" style:font-style-asian="italic" style:font-style-complex="italic"/>
    </style:style>
    <style:style style:name="P8" style:family="paragraph" style:parent-style-name="Standard">
      <style:paragraph-properties fo:margin-top="0.494cm" fo:margin-bottom="0.494cm" fo:text-align="center" style:justify-single-word="false"/>
      <style:text-properties style:font-name="Times New Roman" fo:font-weight="bold" style:font-name-asian="Times New Roman" style:language-asian="en" style:country-asian="GB" style:font-weight-asian="bold" style:font-size-complex="12pt" style:font-weight-complex="bold"/>
    </style:style>
    <style:style style:name="P9" style:family="paragraph" style:parent-style-name="Standard">
      <style:paragraph-properties fo:margin-top="0.494cm" fo:margin-bottom="0.494cm" fo:text-align="center" style:justify-single-word="false"/>
      <style:text-properties style:font-name="Times New Roman" fo:font-size="14pt" fo:font-style="italic" fo:font-weight="normal" style:font-name-asian="Times New Roman" style:font-size-asian="14pt" style:language-asian="en" style:country-asian="GB" style:font-style-asian="italic" style:font-weight-asian="normal" style:font-size-complex="14pt" style:font-style-complex="italic" style:font-weight-complex="normal"/>
    </style:style>
    <style:style style:name="P10" style:family="paragraph" style:parent-style-name="Standard">
      <style:paragraph-properties fo:margin-top="0.494cm" fo:margin-bottom="0.494cm" fo:text-align="center" style:justify-single-word="false"/>
      <style:text-properties style:font-name="Times New Roman" fo:font-weight="normal" style:font-name-asian="Times New Roman" style:language-asian="en" style:country-asian="GB" style:font-weight-asian="normal" style:font-size-complex="12pt" style:font-weight-complex="normal"/>
    </style:style>
    <style:style style:name="P11" style:family="paragraph" style:parent-style-name="Standard">
      <style:paragraph-properties fo:margin-top="0.494cm" fo:margin-bottom="0.494cm" fo:text-align="center" style:justify-single-word="false"/>
      <style:text-properties style:font-name="Times New Roman" fo:font-size="20pt" fo:font-weight="normal" style:font-size-asian="20pt" style:font-weight-asian="normal" style:font-size-complex="20pt" style:font-weight-complex="normal"/>
    </style:style>
    <style:style style:name="P12" style:family="paragraph" style:parent-style-name="Standard">
      <style:text-properties style:font-name="Times New Roman" fo:font-style="normal" style:font-style-asian="normal" style:font-style-complex="normal"/>
    </style:style>
    <style:style style:name="P13" style:family="paragraph" style:parent-style-name="Standard">
      <style:paragraph-properties fo:break-before="page"/>
      <style:text-properties style:font-name="Times New Roman" fo:font-style="normal" style:font-style-asian="normal" style:font-style-complex="normal"/>
    </style:style>
    <style:style style:name="P14" style:family="paragraph" style:parent-style-name="Text_20_body">
      <style:paragraph-properties fo:margin-left="0cm" fo:margin-right="0cm" fo:text-indent="0cm" style:auto-text-indent="false"/>
    </style:style>
    <style:style style:name="P15" style:family="paragraph" style:parent-style-name="Heading_20_1">
      <style:paragraph-properties fo:text-align="start" style:justify-single-word="false"/>
      <style:text-properties style:font-name="Times New Roman" fo:font-weight="normal" style:font-name-asian="Times New Roman" style:language-asian="en" style:country-asian="GB" style:font-weight-asian="normal" style:font-size-complex="12pt" style:font-weight-complex="normal"/>
    </style:style>
    <style:style style:name="P16" style:family="paragraph" style:parent-style-name="Heading_20_1">
      <style:paragraph-properties fo:text-align="start" style:justify-single-word="false" fo:break-before="page"/>
      <style:text-properties style:font-name="Times New Roman" fo:font-weight="normal" style:font-name-asian="Times New Roman" style:language-asian="en" style:country-asian="GB" style:font-weight-asian="normal" style:font-size-complex="12pt" style:font-weight-complex="normal"/>
    </style:style>
    <style:style style:name="P17" style:family="paragraph" style:parent-style-name="Heading_20_1">
      <style:paragraph-properties fo:margin-left="0cm" fo:margin-right="0cm" fo:text-indent="0cm" style:auto-text-indent="false"/>
    </style:style>
    <style:style style:name="P18" style:family="paragraph" style:parent-style-name="Table_20_Contents">
      <style:paragraph-properties fo:text-align="center" style:justify-single-word="false"/>
    </style:style>
    <style:style style:name="P19" style:family="paragraph">
      <style:paragraph-properties fo:text-align="center"/>
    </style:style>
    <style:style style:name="T1" style:family="text">
      <style:text-properties style:font-name="Times New Roman"/>
    </style:style>
    <style:style style:name="T2" style:family="text">
      <style:text-properties fo:font-style="italic" style:font-style-asian="italic" style:font-style-complex="italic"/>
    </style:style>
    <style:style style:name="T3" style:family="text">
      <style:text-properties style:font-name-asian="Times New Roman" style:language-asian="en" style:country-asian="GB"/>
    </style:style>
    <style:style style:name="T4" style:family="text">
      <style:text-properties style:text-position="super 58%"/>
    </style:style>
    <style:style style:name="T5" style:family="text">
      <style:text-properties style:font-name="Liberation Serif"/>
    </style:style>
    <style:style style:name="T6" style:family="text">
      <style:text-properties style:font-name="Liberation Serif1"/>
    </style:style>
    <style:style style:name="T7" style:family="text">
      <style:text-properties fo:font-weight="bold" style:font-weight-asian="bold" style:font-weight-complex="bold"/>
    </style:style>
    <style:style style:name="fr1" style:family="graphic" style:parent-style-name="Frame">
      <style:graphic-properties style:run-through="foreground" style:wrap="none" style:vertical-pos="from-top" style:vertical-rel="paragraph" style:horizontal-pos="center" style:horizontal-rel="paragraph" fo:padding="0cm" fo:border="none" style:shadow="none"/>
    </style:style>
    <style:style style:name="fr2" style:family="graphic" style:parent-style-name="Formula">
      <style:graphic-properties style:vertical-pos="from-top" style:horizontal-pos="from-left" style:horizontal-rel="paragraph-content" draw:ole-draw-aspect="1"/>
    </style:style>
    <style:style style:name="gr1" style:family="graphic">
      <style:graphic-properties draw:stroke="none" svg:stroke-color="#000000" draw:fill="none" draw:fill-color="#ffffff" fo:min-height="0.0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8"/>
      <text:p text:style-name="P8"/>
      <text:p text:style-name="P11"><text:span text:style-name="T3"> open</text:span>Barter</text:p>
      <text:p text:style-name="P9">“the greatest wealth for the lowest collective effort”</text:p>
      <text:p text:style-name="P8"> </text:p>
      <text:p text:style-name="P8">Abstract</text:p>
      <text:p text:style-name="P10"><text:span text:style-name="T2">openBarter is a server based on the database postgreSql implementing a barter engine that produces movements from barter orders submitted. </text:span> </text:p>
      <text:p text:style-name="P8">Authors</text:p>
      <text:p text:style-name="P10">Olivier Chaussavoine, Project leader of openBarter</text:p>
      <text:p text:style-name="P10">olivier.chaussavoine@gmail.com </text:p>
      <text:p text:style-name="P10"/>
      <text:h text:style-name="P16" text:outline-level="1">Introduction</text:h>
      <text:p text:style-name="Text_20_body">Use of money is widespread due to low liquidity of barter. This low liquidity can be explained <text:s/>by the fact it is unlikely that someone finds someone else that accepts the value he provides and at the same time has the value he requests and accepts to provide it in exchange. This is known as the “double coincidence of wants problem” that is simply solved using money. openBarter extends bilateral exchange between a buyer and a seller to exchange cycles with possibly more than two partners. </text:p>
      <text:p text:style-name="Text_20_body">Most vital resources can be represented <text:span text:style-name="T1">by a couple (quality, quantity) where the quality is a name describing a quality standard and where the quantity is an integer. All such fungible values can be represented this way, including green house gases, radioactive pollution, surface of forest or even money. The value of a resource is simply measured by it's quantity without any reference to a currency standard. For a given quality, the value is proportional to the quantity. The proportionality is limited by boundaries defining different markets such as gallon and barrel for petrol in England. But values with distinct qualities can only be compared subjectively by the market.</text:span></text:p>
      <text:p text:style-name="Text_20_body">A regular market implements the best price rule. It is the lowest price for the buyer and the highest for the seller. Among possible relations between pending orders of the order book of the market, this rule determines the bilateral cycle between a buyer and a seller chosen to form two movements. The first is one where the buyer provides money to the seller. The second is one where the seller provides some goods – also a value - to the buyer. Both movements makes the cycle and <text:s/>the transaction. openBarter provides an other method to determine the cycle chosen to form movements. This method does not require the expression of prices, but is equivalent to the best price rule when it is applied to bilateral cycles where money is one of the fungible values exchanges.</text:p>
      <text:p text:style-name="Text_20_body">But some goods cannot be represented as fungible values. In this case, the quality cannot be represented by a single name, but requires a text to be described. 'full text search' <text:s/>function of postgreSql has been developed to store documents and retrieve them using logical combination of keywords just like google. This function represents indexed document as tsvector objects, and requests as tsquery. Since the value provided is a real good that can be described using a text and keywords, openBarter use a tsquery to represent it instead of a single name. The request component of the order is expressed as a tsquery instead of a single name. openBarter offers most 'full text search' <text:s/>functions of postgreSql to determine the matching between orders.</text:p>
      <text:p text:style-name="Text_20_body">Since transports induced by exchange can be significant, openBarter include in orders expressed by participants the place where the value is available, the place where the value required in exchange is expected and a distance. These geographic informations contribute to determine the matching between two orders. </text:p>
      <text:h text:style-name="P15" text:outline-level="1">Architecture</text:h>
      <text:p text:style-name="P4">openBarter use 3 tables in postgreSql. The order book stored in a table torder, a stack accepting orders as input and a stack storing movements to be consumed.</text:p>
      <text:p text:style-name="P4"><draw:frame draw:style-name="fr1" draw:name="Cadre1" text:anchor-type="paragraph" svg:y="1.79cm" svg:width="9.315cm" draw:z-index="2"><draw:text-box fo:min-height="4.625cm"><text:p text:style-name="Frame_20_contents"><draw:custom-shape text:anchor-type="paragraph" draw:z-index="6" draw:style-name="gr2" svg:width="2.805cm" svg:height="1.615cm" svg:x="5.616cm" svg:y="1.429cm"><text:p><text:s text:c="4"/>tmvts</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5" draw:style-name="gr3" draw:text-style-name="P19" svg:width="2.885cm" svg:height="3.731cm" svg:x="2.732cm" svg:y="0.423cm"><text:p text:style-name="P19">torder</text:p></draw:rect><draw:custom-shape text:anchor-type="paragraph" draw:z-index="4" draw:style-name="gr2" svg:width="2.019cm" svg:height="1.297cm" svg:x="0.714cm" svg:y="1.528cm"><text:p><text:s text:c="2"/>tstack</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3" draw:style-name="gr1" svg:width="1.482cm" svg:height="0.489cm" svg:x="0.907cm" svg:y="1.958cm"><draw:text-box><text:p>tstack</text:p></draw:text-box></draw:frame></text:p></draw:text-box></draw:frame><text:soft-page-break/>The production of orders is done by a function launched by an external script.</text:p>
      <text:p text:style-name="P4"/>
      <text:h text:style-name="Heading_20_1" text:outline-level="1">Principle</text:h>
      <text:p text:style-name="P5">The barter market accepts exchange orders of the form:</text:p>
      <text:p text:style-name="P7">I propose a value in exchange of a value of an other quality for a minimum quantity</text:p>
      <text:p text:style-name="P5">submitted by the owner of the value proposed. <text:s/></text:p>
      <text:p text:style-name="P5">The market finds potential exchange cycles with two partners or more. Agreements can be formed from them, defined by a set of movements where each partner provides a quantity to an other and receives at the same time a value of an other quality. By allowing more than two partners the liquidity of the market is not limited by the double coincidence of wants problem. </text:p>
      <text:p text:style-name="P5">For an order, we define ω as a ratio between provided quantity and minimum required quantity. The dimension of ω depends on qualities exchanges and compare such values would not make any sense when these qualities are different. For a cycle formed by several orders where quality offered and required match, we compute an Ω as the product of ω of orders of a cycle. Since Ω a dimensionless quantity, compare these values could have a meaning. When Ω is lower than 1, the common will to exchange is not sufficient to find an agreement between partners due to minimum quantities required. When <text:s/>Ω is 1 it is easy to find an agreement than match minimum ratio ω required by maximizing the flow of values through the cycle within limits defined by available quantities. When <text:s/>Ω is greater than 1 the excess Ω-1 can be shared fairly for the benefit of partners in order to form the exchange. This share changes ω to a value <draw:frame draw:style-name="fr2" draw:name="Objet1" text:anchor-type="as-char" svg:y="-0.437cm" svg:width="2.478cm" svg:height="0.527cm" draw:z-index="0"><draw:object xlink:href="./Object 1" xlink:type="simple" xlink:show="embed" xlink:actuate="onLoad"/><draw:image xlink:href="./ObjectReplacements/Object 1" xlink:type="simple" xlink:show="embed" xlink:actuate="onLoad"/><svg:desc>formule</svg:desc></draw:frame>where n is the number of partners so that the product of ω' is 1. The value ω' lower than or equal to ω represents a benefit for the corresponding partner. The share is fair since the ratio<draw:frame draw:style-name="fr2" draw:name="Objet4" text:anchor-type="as-char" svg:y="-0.377cm" svg:width="1.148cm" svg:height="0.469cm" draw:z-index="1"><draw:object xlink:href="./Object 2" xlink:type="simple" xlink:show="embed" xlink:actuate="onLoad"/><draw:image xlink:href="./ObjectReplacements/Object 2" xlink:type="simple" xlink:show="embed" xlink:actuate="onLoad"/><svg:desc>formule</svg:desc></draw:frame>is the same for all partners of the cycle. </text:p>
      <text:p text:style-name="P5">When an owner submits an order, that's because he considers that the value expected is more useful that the one he owns, and ω measures how much this exchange would be useful for him. For a given cycle Ω is proportional to any ω of it's orders since Ω is their product. In other words Ω is an aggregate common to all partners of the cycle measuring how much the exchange is useful for them, even if usefulness depends on the view point. When a common order belongs to several possible exchange cycles, the author of this order can use Ω as the measurement of the usefulness of potential cycles and compare them to choose the best. It has be shown<text:span text:style-name="T4">1</text:span> that the choice of the cycle having Ω maximum is the same as what would be obtained with the best price rule when this choice <text:soft-page-break/>is applied to bilateral exchanges. In other words, <text:s/>Ω maximization extends the best price rule to non-bilateral exchanges. By maximizing Ω the market meets the goal of utilitarians by maximizing utility but with a definition of utility that is independent of any currency. </text:p>
      <text:p text:style-name="P5">The extension of the best price rule to non-bilateral exchange is not unique, and could also be obtained by maximizing individual profit<text:note text:id="ftn1" text:note-class="footnote"><text:note-citation>1</text:note-citation><text:note-body><text:p text:style-name="Footnote"><text:span text:style-name="T5"><text:s/>minimize </text:span><text:span text:style-name="T6">ω', that is minimizing </text:span><text:span text:style-name="T6"><draw:frame draw:style-name="fr2" draw:name="Objet2" text:anchor-type="as-char" svg:y="-0.437cm" svg:width="1.078cm" svg:height="0.46cm" draw:z-index="7"><draw:object xlink:href="./Object 3" xlink:type="simple" xlink:show="embed" xlink:actuate="onLoad"/><draw:image xlink:href="./ObjectReplacements/Object 3" xlink:type="simple" xlink:show="embed" xlink:actuate="onLoad"/></draw:frame></text:span><text:span text:style-name="T6">or maximizing </text:span><text:span text:style-name="T6"><draw:frame draw:style-name="fr2" draw:name="Objet3" text:anchor-type="as-char" svg:y="-0.437cm" svg:width="0.894cm" svg:height="0.46cm" draw:z-index="8"><draw:object xlink:href="./Object 4" xlink:type="simple" xlink:show="embed" xlink:actuate="onLoad"/><draw:image xlink:href="./ObjectReplacements/Object 4" xlink:type="simple" xlink:show="embed" xlink:actuate="onLoad"/></draw:frame></text:span><text:span text:style-name="T6">instead of </text:span><text:span text:style-name="T6"><draw:frame draw:style-name="fr2" draw:name="Objet5" text:anchor-type="as-char" svg:y="-0.305cm" svg:width="0.526cm" svg:height="0.326cm" draw:z-index="9"><draw:object xlink:href="./Object 5" xlink:type="simple" xlink:show="embed" xlink:actuate="onLoad"/><draw:image xlink:href="./ObjectReplacements/Object 5" xlink:type="simple" xlink:show="embed" xlink:actuate="onLoad"/></draw:frame></text:span><text:span text:style-name="T6">.</text:span></text:p></text:note-body></text:note> instead of utility. The use of money maintains a confusion between these two distinct goals with assessed social economic consequences.</text:p>
      <text:p text:style-name="P5">This market proceeds as a regular market – a central limit order book (CLOB) - by processing orders one after the other. We describe here what is common between these markets. The input of the market is a flow of orders and it's output is a flow of movements. It records unmatched orders in an order book. When a new order is submitted, a competition is performed between potential cycles created by the new order and pending orders in the book to choose the cycle that will form the exchange. If no matching is found, the new order is added to the book. Otherwise, movements forming the exchange are produced from the best cycle and the values offered by matched orders are decreased of the values exchanged. If some cycles remain the competition is repeated as long as the new order is not exhausted. </text:p>
      <text:p text:style-name="P6">The difference between this barter market and a regular CLOB is only that 1) exchange cycles can be non-bilateral 2) competition is performed with <text:s/>Ω instead of price. CLOB algorithm used by most important market places such as the New York Stock Exchange is adapted to implement barter markets.</text:p>
      <text:p text:style-name="P13"/>
      <text:h text:style-name="Heading_20_1" text:outline-level="1">Interfaces</text:h>
      <text:p text:style-name="Text_20_body">Interfaces allow insertion of new orders into the input stack and consumption <text:s/>of movements produced. A batch performs regular submission of orders using the stack as input. The results of this batch are inserted into the movements table tmvt. </text:p>
      <text:p text:style-name="Text_20_body">Orders can be a barter or a quote. </text:p>
      <text:p text:style-name="Text_20_body">For a barter, the owner offers the value provided in exchange of a value required. </text:p>
      <text:p text:style-name="Text_20_body">A barter can be limit; meaning that exchange cycles produced from this barter will have a ratio (quantity provided/quantity received) lower or equal to the ratio (qua_prov/qua_requ) of the order.</text:p>
      <text:p text:style-name="Text_20_body">A barter can also be best; meaning that exchange cycles produced will be the best possible exchanges <text:s/>of the order book without a limitation on the ratio of the order.</text:p>
      <text:p text:style-name="Text_20_body">The value offered by a barter can be the same as that offered by a previous parent order. </text:p>
      <text:p text:style-name="Text_20_body">A quote just provides information on possible exchange of the market. The result is recorded as a single dummy movement containing informations on the best path of the market for the qualities that would be required and provided. </text:p>
      <text:h text:style-name="Heading_20_2" text:outline-level="2">Input</text:h>
      <text:p text:style-name="Text_20_body">An order is submitted with the following syntax:</text:p>
      <text:p text:style-name="code-imformatique">=&gt; SELECT * FROM fsubmitorder(type,own,oid,qua_requ,qtt_requ,qua_prov,qtt_prov); <text:s/></text:p>
      <text:p text:style-name="P6">Where:<text:tab/></text:p>
      <table:table table:name="Tableau10" table:style-name="Tableau10">
        <table:table-column table:style-name="Tableau10.A"/>
        <table:table-column table:style-name="Tableau10.B"/>
        <table:table-column table:style-name="Tableau10.C"/>
        <table:table-row>
          <table:table-cell table:style-name="Tableau10.A1" office:value-type="string">
            <text:p text:style-name="P6">type</text:p>
          </table:table-cell>
          <table:table-cell table:style-name="Tableau10.A1" office:value-type="string">
            <text:p text:style-name="P6">int</text:p>
          </table:table-cell>
          <table:table-cell table:style-name="Tableau10.C1" office:value-type="string">
            <text:p text:style-name="P6">1 barter limit</text:p>
            <text:p text:style-name="P6">2 barter best</text:p>
            <text:p text:style-name="P6">5 quote</text:p>
          </table:table-cell>
        </table:table-row>
        <table:table-row>
          <table:table-cell table:style-name="Tableau10.A2" office:value-type="string">
            <text:p text:style-name="P6">own</text:p>
          </table:table-cell>
          <table:table-cell table:style-name="Tableau10.A2" office:value-type="string">
            <text:p text:style-name="P6">text</text:p>
          </table:table-cell>
          <table:table-cell table:style-name="Tableau10.C2" office:value-type="string">
            <text:p text:style-name="P6">the name of the owner,</text:p>
          </table:table-cell>
        </table:table-row>
        <table:table-row>
          <table:table-cell table:style-name="Tableau10.A2" office:value-type="string">
            <text:p text:style-name="P6">oid</text:p>
          </table:table-cell>
          <table:table-cell table:style-name="Tableau10.A2" office:value-type="string">
            <text:p text:style-name="P6">int</text:p>
          </table:table-cell>
          <table:table-cell table:style-name="Tableau10.C2" office:value-type="string">
            <text:p text:style-name="P6">id of a parent order,</text:p>
          </table:table-cell>
        </table:table-row>
        <table:table-row>
          <table:table-cell table:style-name="Tableau10.A2" office:value-type="string">
            <text:p text:style-name="P6">qua_requ</text:p>
          </table:table-cell>
          <table:table-cell table:style-name="Tableau10.A2" office:value-type="string">
            <text:p text:style-name="P6">text</text:p>
          </table:table-cell>
          <table:table-cell table:style-name="Tableau10.C2" office:value-type="string">
            <text:p text:style-name="P6">the quality required,</text:p>
          </table:table-cell>
        </table:table-row>
        <table:table-row>
          <table:table-cell table:style-name="Tableau10.A2" office:value-type="string">
            <text:p text:style-name="P6">qtt_requ</text:p>
          </table:table-cell>
          <table:table-cell table:style-name="Tableau10.A2" office:value-type="string">
            <text:p text:style-name="P6">int8</text:p>
          </table:table-cell>
          <table:table-cell table:style-name="Tableau10.C2" office:value-type="string">
            <text:p text:style-name="P6">the quantity required,</text:p>
          </table:table-cell>
        </table:table-row>
        <table:table-row>
          <table:table-cell table:style-name="Tableau10.A2" office:value-type="string">
            <text:p text:style-name="P6">qua_prov</text:p>
          </table:table-cell>
          <table:table-cell table:style-name="Tableau10.A2" office:value-type="string">
            <text:p text:style-name="P6">text</text:p>
          </table:table-cell>
          <table:table-cell table:style-name="Tableau10.C2" office:value-type="string">
            <text:p text:style-name="P6">the quality provided.</text:p>
          </table:table-cell>
        </table:table-row>
        <table:table-row>
          <table:table-cell table:style-name="Tableau10.A2" office:value-type="string">
            <text:p text:style-name="P6">qtt_prov</text:p>
          </table:table-cell>
          <table:table-cell table:style-name="Tableau10.A2" office:value-type="string">
            <text:p text:style-name="P6">int8</text:p>
          </table:table-cell>
          <table:table-cell table:style-name="Tableau10.C2" office:value-type="string">
            <text:p text:style-name="P6">the quantity provided,</text:p>
          </table:table-cell>
        </table:table-row>
      </table:table>
      <text:p text:style-name="Text_20_body"/>
      <text:p text:style-name="Text_20_body"><text:soft-page-break/>The response has the type yressubmit with the field 'id' and 'diag'. Returns diag=0 and an int in the id field. This id is the primary key given by the market to this order that will be referred later in other orders or movements. On error, diag contains the code of the error, and id is 0. </text:p>
      <text:p text:style-name="Text_20_body">For a quote, qtt_requ and qtt_prov must be set to 1. A quote does not insert anything into the order book, but records a dummy movement into the movement table with the informations required.</text:p>
      <text:p text:style-name="Text_20_body">For a barter, oid is set NULL when this barter is a parent order. It is set to the id of a parent order to express the fact the present barter request an other value for the value proposed by the parent order. The fields qua_prov must be the same as parent. The field qtt_prov is ignored. This order is then a new requirement on the value provided by this previous order.</text:p>
      <text:p text:style-name="Text_20_body">Possible error codes returned by diag are:</text:p>
      <table:table table:name="Tableau2" table:style-name="Tableau2">
        <table:table-column table:style-name="Tableau2.A"/>
        <table:table-column table:style-name="Tableau2.B"/>
        <table:table-row>
          <table:table-cell table:style-name="Tableau2.A1" office:value-type="string">
            <text:p text:style-name="P18">diag</text:p>
          </table:table-cell>
          <table:table-cell table:style-name="Tableau2.B1" office:value-type="string">
            <text:p text:style-name="P18">meaning</text:p>
          </table:table-cell>
        </table:table-row>
        <table:table-row>
          <table:table-cell table:style-name="Tableau2.A2" office:value-type="string">
            <text:p text:style-name="Table_20_Contents">0</text:p>
          </table:table-cell>
          <table:table-cell table:style-name="Tableau2.B2" office:value-type="string">
            <text:p text:style-name="Table_20_Contents">no error. The field id is the number given by the market to the order,</text:p>
          </table:table-cell>
        </table:table-row>
        <table:table-row>
          <table:table-cell table:style-name="Tableau2.A2" office:value-type="string">
            <text:p text:style-name="Table_20_Contents">-1</text:p>
          </table:table-cell>
          <table:table-cell table:style-name="Tableau2.B2" office:value-type="string">
            <text:p text:style-name="Table_20_Contents">qua_prov and qua_requ must be different</text:p>
          </table:table-cell>
        </table:table-row>
        <table:table-row>
          <table:table-cell table:style-name="Tableau2.A2" office:value-type="string">
            <text:p text:style-name="Table_20_Contents">-2</text:p>
          </table:table-cell>
          <table:table-cell table:style-name="Tableau2.B2" office:value-type="string">
            <text:p text:style-name="Table_20_Contents">qtt_prov&lt;=0 or qtt_requ&lt;=0</text:p>
          </table:table-cell>
        </table:table-row>
        <table:table-row>
          <table:table-cell table:style-name="Tableau2.A2" office:value-type="string">
            <text:p text:style-name="Table_20_Contents">-3</text:p>
          </table:table-cell>
          <table:table-cell table:style-name="Tableau2.B2" office:value-type="string">
            <text:p text:style-name="Table_20_Contents">Incorrect order type</text:p>
          </table:table-cell>
        </table:table-row>
      </table:table>
      <text:p text:style-name="Text_20_body"/>
      <text:h text:style-name="Heading_20_2" text:outline-level="2">Batch</text:h>
      <text:p text:style-name="Text_20_body">The function that can be called to consume the input stack is the following:</text:p>
      <text:p text:style-name="code-imformatique">=&gt; SELECT * FROM fproducemvt(); <text:s/></text:p>
      <text:p text:style-name="Text_20_body">This function <text:s/>unstack a single order.</text:p>
      <text:p text:style-name="code-imformatique">=&gt; SELECT * FROM femtystack(); <text:s/></text:p>
      <text:p text:style-name="Text_20_body">This function <text:s/>unstack all order.</text:p>
      <text:h text:style-name="Heading_20_2" text:outline-level="2">Read the order book</text:h>
      <text:p text:style-name="Text_20_body">The order book can be red with the following select:</text:p>
      <text:p text:style-name="code-imformatique">=&gt; SELECT * FROM vorder o WHERE o.qua_prov <text:span text:style-name="T7">='gold'</text:span> DESC LIMIT 10 </text:p>
      <text:p text:style-name="Text_20_body">The parameters in bold give the quality provided.</text:p>
      <text:p text:style-name="Text_20_body">The columns returns are the following:</text:p>
      <text:p text:style-name="Text_20_body"/>
      <table:table table:name="Tableau1" table:style-name="Tableau1">
        <table:table-column table:style-name="Tableau1.A"/>
        <table:table-column table:style-name="Tableau1.B"/>
        <table:table-column table:style-name="Tableau1.C"/>
        <table:table-row>
          <table:table-cell table:style-name="Tableau1.A1" office:value-type="string">
            <text:p text:style-name="P3">id</text:p>
          </table:table-cell>
          <table:table-cell table:style-name="Tableau1.A1" office:value-type="string">
            <text:p text:style-name="Standard">int</text:p>
          </table:table-cell>
          <table:table-cell table:style-name="Tableau1.C1" office:value-type="string">
            <text:p text:style-name="Standard">Serial number of the order</text:p>
          </table:table-cell>
        </table:table-row>
        <table:table-row>
          <table:table-cell table:style-name="Tableau1.A2" office:value-type="string">
            <text:p text:style-name="P3">own</text:p>
          </table:table-cell>
          <table:table-cell table:style-name="Tableau1.A2" office:value-type="string">
            <text:p text:style-name="P3">text</text:p>
          </table:table-cell>
          <table:table-cell table:style-name="Tableau1.C2" office:value-type="string">
            <text:p text:style-name="P3">Author of the order</text:p>
          </table:table-cell>
        </table:table-row>
        <table:table-row>
          <table:table-cell table:style-name="Tableau1.A2" office:value-type="string">
            <text:p text:style-name="P3">oid</text:p>
          </table:table-cell>
          <table:table-cell table:style-name="Tableau1.A2" office:value-type="string">
            <text:p text:style-name="P3">int</text:p>
          </table:table-cell>
          <table:table-cell table:style-name="Tableau1.C2" office:value-type="string">
            <text:p text:style-name="P3">Referenced order<text:soft-page-break/></text:p>
          </table:table-cell>
        </table:table-row>
        <table:table-row>
          <table:table-cell table:style-name="Tableau1.A2" office:value-type="string">
            <text:p text:style-name="P3">qtt_requ</text:p>
          </table:table-cell>
          <table:table-cell table:style-name="Tableau1.A2" office:value-type="string">
            <text:p text:style-name="P3">int8</text:p>
          </table:table-cell>
          <table:table-cell table:style-name="Tableau1.C2" office:value-type="string">
            <text:p text:style-name="P3">Quantity required</text:p>
          </table:table-cell>
        </table:table-row>
        <table:table-row>
          <table:table-cell table:style-name="Tableau1.A2" office:value-type="string">
            <text:p text:style-name="P3">qua_requ</text:p>
          </table:table-cell>
          <table:table-cell table:style-name="Tableau1.A2" office:value-type="string">
            <text:p text:style-name="P3">text</text:p>
          </table:table-cell>
          <table:table-cell table:style-name="Tableau1.C2" office:value-type="string">
            <text:p text:style-name="P3">Quality required</text:p>
          </table:table-cell>
        </table:table-row>
        <table:table-row>
          <table:table-cell table:style-name="Tableau1.A2" office:value-type="string">
            <text:p text:style-name="P3">qtt_prov</text:p>
          </table:table-cell>
          <table:table-cell table:style-name="Tableau1.A2" office:value-type="string">
            <text:p text:style-name="P3">int8</text:p>
          </table:table-cell>
          <table:table-cell table:style-name="Tableau1.C2" office:value-type="string">
            <text:p text:style-name="P3">Quantity provided</text:p>
          </table:table-cell>
        </table:table-row>
        <table:table-row>
          <table:table-cell table:style-name="Tableau1.A2" office:value-type="string">
            <text:p text:style-name="P3">qua_prov</text:p>
          </table:table-cell>
          <table:table-cell table:style-name="Tableau1.A2" office:value-type="string">
            <text:p text:style-name="P3">text</text:p>
          </table:table-cell>
          <table:table-cell table:style-name="Tableau1.C2" office:value-type="string">
            <text:p text:style-name="P3">Quality provided</text:p>
          </table:table-cell>
        </table:table-row>
        <table:table-row>
          <table:table-cell table:style-name="Tableau1.A2" office:value-type="string">
            <text:p text:style-name="P3">qtt</text:p>
          </table:table-cell>
          <table:table-cell table:style-name="Tableau1.A2" office:value-type="string">
            <text:p text:style-name="P3">int8</text:p>
          </table:table-cell>
          <table:table-cell table:style-name="Tableau1.C2" office:value-type="string">
            <text:p text:style-name="P3">Quantity provided remaining for barter</text:p>
          </table:table-cell>
        </table:table-row>
        <table:table-row>
          <table:table-cell table:style-name="Tableau1.A2" office:value-type="string">
            <text:p text:style-name="P3">created</text:p>
          </table:table-cell>
          <table:table-cell table:style-name="Tableau1.A2" office:value-type="string">
            <text:p text:style-name="P3">datetime</text:p>
          </table:table-cell>
          <table:table-cell table:style-name="Tableau1.C2" office:value-type="string">
            <text:p text:style-name="P3">When the order was submitted</text:p>
          </table:table-cell>
        </table:table-row>
      </table:table>
      <text:p text:style-name="Text_20_body">Qtt is the quantity available for exchange while qtt_prov is the quantity defined by the order. Qtt is reduced each time a movement is created from this order.</text:p>
      <text:p text:style-name="Text_20_body">When oid is not NULL, the fields qtt,qtt_prov are those of the order referenced by oid.</text:p>
      <text:h text:style-name="Heading_20_2" text:outline-level="2">Output</text:h>
      <text:p text:style-name="Text_20_body">The table of movements can be read with a SELECT statement.</text:p>
      <text:p text:style-name="Text_20_body">This table contains results of barter. Each row is a statement where an owner (own_src) provides a value (nat,qtt) to an other (own_dst).</text:p>
      <text:p text:style-name="Text_20_body">An exchange cycle produced by a barter is described by rows with the same (grp) field. </text:p>
      <text:p text:style-name="Text_20_body">A single row is produced with (own_src=own_dst) for a quote (type=5) or when an order was rejected by the batch.</text:p>
      <text:p text:style-name="Text_20_body">A row of the table tmvt has the following fields:</text:p>
      <table:table table:name="Tableau11" table:style-name="Tableau11">
        <table:table-column table:style-name="Tableau11.A"/>
        <table:table-column table:style-name="Tableau11.B"/>
        <table:table-column table:style-name="Tableau11.C"/>
        <table:table-row>
          <table:table-cell table:style-name="Tableau11.A1" office:value-type="string">
            <text:p text:style-name="P3">id</text:p>
          </table:table-cell>
          <table:table-cell table:style-name="Tableau11.A1" office:value-type="string">
            <text:p text:style-name="P3">int</text:p>
          </table:table-cell>
          <table:table-cell table:style-name="Tableau11.C1" office:value-type="string">
            <text:p text:style-name="Standard">Serial number of the movement</text:p>
          </table:table-cell>
        </table:table-row>
        <table:table-row>
          <table:table-cell table:style-name="Tableau11.A2" office:value-type="string">
            <text:p text:style-name="P3">type</text:p>
          </table:table-cell>
          <table:table-cell table:style-name="Tableau11.A2" office:value-type="string">
            <text:p text:style-name="P3">int</text:p>
          </table:table-cell>
          <table:table-cell table:style-name="Tableau11.C2" office:value-type="string">
            <text:p text:style-name="Standard">Order type</text:p>
          </table:table-cell>
        </table:table-row>
        <table:table-row>
          <table:table-cell table:style-name="Tableau11.A2" office:value-type="string">
            <text:p text:style-name="P3">json</text:p>
          </table:table-cell>
          <table:table-cell table:style-name="Tableau11.A2" office:value-type="string">
            <text:p text:style-name="P3">text</text:p>
          </table:table-cell>
          <table:table-cell table:style-name="Tableau11.C2" office:value-type="string">
            <text:p text:style-name="Standard">Information provided by quotes</text:p>
          </table:table-cell>
        </table:table-row>
        <table:table-row>
          <table:table-cell table:style-name="Tableau11.A2" office:value-type="string">
            <text:p text:style-name="P3">nbc</text:p>
          </table:table-cell>
          <table:table-cell table:style-name="Tableau11.A2" office:value-type="string">
            <text:p text:style-name="P3">int</text:p>
          </table:table-cell>
          <table:table-cell table:style-name="Tableau11.C2" office:value-type="string">
            <text:p text:style-name="P3">number of movements in the cycle</text:p>
          </table:table-cell>
        </table:table-row>
        <table:table-row>
          <table:table-cell table:style-name="Tableau11.A2" office:value-type="string">
            <text:p text:style-name="P3">nbt</text:p>
          </table:table-cell>
          <table:table-cell table:style-name="Tableau11.A2" office:value-type="string">
            <text:p text:style-name="P3">int</text:p>
          </table:table-cell>
          <table:table-cell table:style-name="Tableau11.C2" office:value-type="string">
            <text:p text:style-name="P3">number of movements in the transactions</text:p>
          </table:table-cell>
        </table:table-row>
        <table:table-row>
          <table:table-cell table:style-name="Tableau11.A2" office:value-type="string">
            <text:p text:style-name="P3">grp</text:p>
          </table:table-cell>
          <table:table-cell table:style-name="Tableau11.A2" office:value-type="string">
            <text:p text:style-name="P3">int</text:p>
          </table:table-cell>
          <table:table-cell table:style-name="Tableau11.C2" office:value-type="string">
            <text:p text:style-name="P3">id of the first movement of the cycle</text:p>
          </table:table-cell>
        </table:table-row>
        <table:table-row>
          <table:table-cell table:style-name="Tableau11.A2" office:value-type="string">
            <text:p text:style-name="P3">xid</text:p>
          </table:table-cell>
          <table:table-cell table:style-name="Tableau11.A2" office:value-type="string">
            <text:p text:style-name="P3">int</text:p>
          </table:table-cell>
          <table:table-cell table:style-name="Tableau11.C2" office:value-type="string">
            <text:p text:style-name="P3">order origin of this movement</text:p>
          </table:table-cell>
        </table:table-row>
        <table:table-row>
          <table:table-cell table:style-name="Tableau11.A2" office:value-type="string">
            <text:p text:style-name="P3">usr</text:p>
          </table:table-cell>
          <table:table-cell table:style-name="Tableau11.A2" office:value-type="string">
            <text:p text:style-name="P3">text</text:p>
          </table:table-cell>
          <table:table-cell table:style-name="Tableau11.C2" office:value-type="string">
            <text:p text:style-name="P3">database user that inserted the order</text:p>
          </table:table-cell>
        </table:table-row>
        <table:table-row>
          <table:table-cell table:style-name="Tableau11.A2" office:value-type="string">
            <text:p text:style-name="P3">xoid</text:p>
          </table:table-cell>
          <table:table-cell table:style-name="Tableau11.A2" office:value-type="string">
            <text:p text:style-name="P3">int</text:p>
          </table:table-cell>
          <table:table-cell table:style-name="Tableau11.C2" office:value-type="string">
            <text:p text:style-name="P3">Parent of the order origin of this movement</text:p>
          </table:table-cell>
        </table:table-row>
        <table:table-row>
          <table:table-cell table:style-name="Tableau11.A2" office:value-type="string">
            <text:p text:style-name="P3">own_src</text:p>
          </table:table-cell>
          <table:table-cell table:style-name="Tableau11.A2" office:value-type="string">
            <text:p text:style-name="P3">text</text:p>
          </table:table-cell>
          <table:table-cell table:style-name="Tableau11.C2" office:value-type="string">
            <text:p text:style-name="P3">owner providing the value</text:p>
          </table:table-cell>
        </table:table-row>
        <text:soft-page-break/>
        <table:table-row>
          <table:table-cell table:style-name="Tableau11.A2" office:value-type="string">
            <text:p text:style-name="P3">own_dst</text:p>
          </table:table-cell>
          <table:table-cell table:style-name="Tableau11.A2" office:value-type="string">
            <text:p text:style-name="P3">text</text:p>
          </table:table-cell>
          <table:table-cell table:style-name="Tableau11.C2" office:value-type="string">
            <text:p text:style-name="P3">owner receiving the value</text:p>
          </table:table-cell>
        </table:table-row>
        <table:table-row>
          <table:table-cell table:style-name="Tableau11.A2" office:value-type="string">
            <text:p text:style-name="P3">qtt</text:p>
          </table:table-cell>
          <table:table-cell table:style-name="Tableau11.A2" office:value-type="string">
            <text:p text:style-name="P3">int8</text:p>
          </table:table-cell>
          <table:table-cell table:style-name="Tableau11.C2" office:value-type="string">
            <text:p text:style-name="P3">quantity moved</text:p>
          </table:table-cell>
        </table:table-row>
        <table:table-row>
          <table:table-cell table:style-name="Tableau11.A2" office:value-type="string">
            <text:p text:style-name="P3">nat</text:p>
          </table:table-cell>
          <table:table-cell table:style-name="Tableau11.A2" office:value-type="string">
            <text:p text:style-name="P3">text</text:p>
          </table:table-cell>
          <table:table-cell table:style-name="Tableau11.C2" office:value-type="string">
            <text:p text:style-name="P3">quality moved</text:p>
          </table:table-cell>
        </table:table-row>
        <table:table-row>
          <table:table-cell table:style-name="Tableau11.A2" office:value-type="string">
            <text:p text:style-name="P3">ack</text:p>
          </table:table-cell>
          <table:table-cell table:style-name="Tableau11.A2" office:value-type="string">
            <text:p text:style-name="P3">boolean</text:p>
          </table:table-cell>
          <table:table-cell table:style-name="Tableau11.C2" office:value-type="string">
            <text:p text:style-name="P3">movement acknowledged (boolean)</text:p>
          </table:table-cell>
        </table:table-row>
        <table:table-row>
          <table:table-cell table:style-name="Tableau11.A2" office:value-type="string">
            <text:p text:style-name="P3">exhausted</text:p>
          </table:table-cell>
          <table:table-cell table:style-name="Tableau11.A2" office:value-type="string">
            <text:p text:style-name="P3">boolean</text:p>
          </table:table-cell>
          <table:table-cell table:style-name="Tableau11.C2" office:value-type="string">
            <text:p text:style-name="P3">quantity of the order exhausted (boolean)</text:p>
          </table:table-cell>
        </table:table-row>
        <table:table-row>
          <table:table-cell table:style-name="Tableau11.A2" office:value-type="string">
            <text:p text:style-name="P3">refused</text:p>
          </table:table-cell>
          <table:table-cell table:style-name="Tableau11.A2" office:value-type="string">
            <text:p text:style-name="P3">int</text:p>
          </table:table-cell>
          <table:table-cell table:style-name="Tableau11.C2" office:value-type="string">
            <text:p text:style-name="P3">Error code when order is refused:</text:p>
            <text:p text:style-name="P3">0 <text:s text:c="2"/>no error</text:p>
            <text:p text:style-name="P3">-1 <text:s/>the parent order was not found in the order book</text:p>
            <text:p text:style-name="P3">-2 <text:s/>owner of order and parent are different</text:p>
            <text:p text:style-name="P3">-3 <text:s/>the parent have a parent order</text:p>
            <text:p text:style-name="P3">When refused !=0 , then then nbc = 1 and nbt = 1 </text:p>
          </table:table-cell>
        </table:table-row>
        <table:table-row>
          <table:table-cell table:style-name="Tableau11.A2" office:value-type="string">
            <text:p text:style-name="P3">order_created</text:p>
          </table:table-cell>
          <table:table-cell table:style-name="Tableau11.A2" office:value-type="string">
            <text:p text:style-name="P3">datetime</text:p>
          </table:table-cell>
          <table:table-cell table:style-name="Tableau11.C2" office:value-type="string">
            <text:p text:style-name="P3">date submission of the parent order if there is one or of the order otherwise. <text:s/></text:p>
          </table:table-cell>
        </table:table-row>
        <table:table-row>
          <table:table-cell table:style-name="Tableau11.A2" office:value-type="string">
            <text:p text:style-name="P3">created</text:p>
          </table:table-cell>
          <table:table-cell table:style-name="Tableau11.A2" office:value-type="string">
            <text:p text:style-name="P3">datetime</text:p>
          </table:table-cell>
          <table:table-cell table:style-name="Tableau11.C2" office:value-type="string">
            <text:p text:style-name="P3">Date of the transaction.</text:p>
          </table:table-cell>
        </table:table-row>
      </table:table>
      <text:p text:style-name="Text_20_body"/>
      <text:p text:style-name="P3">The oldest movement can be accepted with the command:</text:p>
      <text:p text:style-name="code-imformatique">=&gt; SELECT * FROM fackmvt(); <text:s/></text:p>
      <text:p text:style-name="P3">A movement is accepted by the database user that submitted the corresponding order. <text:s text:c="2"/>All movements with the same (grp) field are removed when they are all accepted.</text:p>
      <text:p text:style-name="P3">For a quote, the field (json) contains a representation of the best path of the market as a json string:</text:p>
      <text:p text:style-name="code-imformatique">{“qtt_prov”:35,”qtt_requ”:28,”qtt”:28,”paths”:[...]} <text:s/></text:p>
      <text:p text:style-name="P3">This means that the best barter limit of the market for the qualities of the quote is with these quantities qtt_prov and qtt_requ. </text:p>
      <text:h text:style-name="Heading_20_2" text:outline-level="2">Roles</text:h>
      <text:p text:style-name="P3">The users must inherit from the role role_client to submit an order, acknowledge a movement or read tables. A super user can disabled/enabled access of users with the command:</text:p>
      <text:p text:style-name="code-imformatique">=&gt; REVOQUE ROLE role_co FROM role_client; <text:s/></text:p>
      <text:p text:style-name="code-imformatique">=&gt; GRANT ROLE role_co TO role_client;</text:p>
      <text:p text:style-name="P3">A single user role_batch is allowed to execute batch functions. A super user can disabled/enabled access of users with the command:</text:p>
      <text:p text:style-name="code-imformatique">=&gt; REVOQUE ROLE role_bo FROM role_batch; <text:s/></text:p>
      <text:p text:style-name="code-imformatique">=&gt; GRANT ROLE role_bo TO role_batch;</text:p>
      <text:p text:style-name="P3"/>
      <text:h text:style-name="P17" text:outline-level="1"><text:soft-page-break/>Parameters</text:h>
      <text:p text:style-name="P3">Parameters of the model are the following:</text:p>
      <table:table table:name="Tableau13" table:style-name="Tableau13">
        <table:table-column table:style-name="Tableau13.A"/>
        <table:table-column table:style-name="Tableau13.B"/>
        <table:table-column table:style-name="Tableau13.C"/>
        <table:table-row>
          <table:table-cell table:style-name="Tableau13.A1" office:value-type="string">
            <text:p text:style-name="P3">MAXCYLE</text:p>
          </table:table-cell>
          <table:table-cell table:style-name="Tableau13.A1" office:value-type="string">
            <text:p text:style-name="P3">16</text:p>
          </table:table-cell>
          <table:table-cell table:style-name="Tableau13.C1" office:value-type="string">
            <text:p text:style-name="P3">maximum number of partners of a cycle. This value can be at maximum 64.</text:p>
          </table:table-cell>
        </table:table-row>
        <table:table-row>
          <table:table-cell table:style-name="Tableau13.A2" office:value-type="string">
            <text:p text:style-name="P3">MAXPATHFETCHED</text:p>
          </table:table-cell>
          <table:table-cell table:style-name="Tableau13.A2" office:value-type="string">
            <text:p text:style-name="P3">1024</text:p>
          </table:table-cell>
          <table:table-cell table:style-name="Tableau13.C2" office:value-type="string">
            <text:p text:style-name="P3">maximum number of cycles on witch competition occurs </text:p>
          </table:table-cell>
        </table:table-row>
      </table:table>
      <text:p text:style-name="P3"/>
      <text:p text:style-name="P3">MAXCYCLE and MAXPATHFETCHED determine the depth of the exploration of combination of matching between orders. The default values can be changed by a super user while the model is running. By increasing these values, the liquidity of the market grows, and the computation time to process orders decreases.</text:p>
      <text:h text:style-name="Heading_20_1" text:outline-level="1">Installation</text:h>
      <text:h text:style-name="Heading_20_2" text:outline-level="2">Build from sources</text:h>
      <text:p text:style-name="Text_20_body">Following instructions has been tested on linux 32 bits and 64 bits architecture with version 9.2 of postgreSql.</text:p>
      <text:p text:style-name="Text_20_body">Follow instructions of postgreSql manual to install the sources of the database.</text:p>
      <text:p text:style-name="Text_20_body">In the contrib/ directory of the sources of postgreSql, install the sources of openbarter using the package you downloaded from github:</text:p>
      <text:p text:style-name="code-imformatique">$ cd contrib</text:p>
      <text:p text:style-name="code-imformatique">$ gunzip olivierch-openBarter-vx.y.z.tar.gz</text:p>
      <text:p text:style-name="code-imformatique">$ tar xf olivierch-openBarter-vx.y.z.tar </text:p>
      <text:p text:style-name="Text_20_body">the package is compiled with:</text:p>
      <text:p text:style-name="code-imformatique">$ cd openBarter/src</text:p>
      <text:p text:style-name="code-imformatique">$ make <text:s/></text:p>
      <text:p text:style-name="code-imformatique">$ make install </text:p>
      <text:p text:style-name="Standard"/>
      <text:h text:style-name="Heading_20_2" text:outline-level="2">Tests</text:h>
      <text:p text:style-name="Text_20_body">To run tests, cd to openBarter/src and:</text:p>
      <text:p text:style-name="code-imformatique">$ make installcheck</text:p>
      <text:p text:style-name="code-imformatique">…</text:p>
      <text:p text:style-name="code-imformatique">============== running regression test queries <text:s text:c="7"/>============== </text:p>
      <text:p text:style-name="code-imformatique">test testflow_1 <text:s text:c="14"/>... ok </text:p>
      <text:p text:style-name="code-imformatique">...</text:p>
      <text:p text:style-name="code-imformatique">test testflow_n <text:s text:c="14"/>... ok </text:p>
      <text:p text:style-name="code-imformatique">============== shutting down postmaster <text:s text:c="14"/>============== </text:p>
      <text:p text:style-name="code-imformatique"/>
      <text:p text:style-name="code-imformatique">===================== </text:p>
      <text:p text:style-name="code-imformatique"><text:soft-page-break/><text:s/>All n tests passed. </text:p>
      <text:p text:style-name="code-imformatique">===================== </text:p>
      <text:h text:style-name="Heading_20_2" text:outline-level="2">Install the model</text:h>
      <text:p text:style-name="Text_20_body">When the postgreSql server is running, the model can be installed. It is defined by the file openBarter/src/sql/model.sql. You must connect with a superuser role that is never user for market operations. When you are in openBarter/src:</text:p>
      <text:p text:style-name="code-imformatique">$ createdb market</text:p>
      <text:p text:style-name="code-imformatique">$ psql market</text:p>
      <text:p text:style-name="code-imformatique">psql (9.2.0) </text:p>
      <text:p text:style-name="code-imformatique">Type "help" for help. </text:p>
      <text:p text:style-name="code-imformatique"/>
      <text:p text:style-name="code-imformatique">market=# \i sql/model.sql</text:p>
      <text:p text:style-name="code-imformatique">…..</text:p>
      <text:p text:style-name="Text_20_body">The model does not depend of any schema, and creates roles <text:span text:style-name="T2">client</text:span> and <text:span text:style-name="T2">admin</text:span> if <text:s/>they do not <text:s/>exist yet. You quit psql by typing ctr-D.</text:p>
      <text:h text:style-name="Heading_20_2" text:outline-level="2">Releases</text:h>
      <text:p text:style-name="petit-titre">0.1.0</text:p>
      <text:p text:style-name="Text_20_body">First release. Tests units are functional [Olivier Chaussavoine].</text:p>
      <text:p text:style-name="petit-titre">0.1.1</text:p>
      <text:p text:style-name="Text_20_body">Berkeley-db is resides in memory instead of files in $PGDATA. This increases global performance of searches. [Olivier Chaussavoine]</text:p>
      <text:p text:style-name="petit-titre">0.1.2</text:p>
      <text:p text:style-name="Text_20_body">rights of roles of the database model are defined globally using schemas instead of granted individually for each function. [Olivier Chaussavoine] </text:p>
      <text:p text:style-name="petit-titre">0.1.6</text:p>
      <text:p text:style-name="P3"><text:tab/>ported on postgres9.1.0</text:p>
      <text:p text:style-name="petit-titre">0.2.0</text:p>
      <text:p text:style-name="P3"><text:tab/>The use of berkeleydb is replaced by WITH .. SELECT of PostgreSQL. A new type “flow” is defined, containing low level calculations. Tests units are functional [Olivier Chaussavoine].</text:p>
      <text:p text:style-name="petit-titre">0.2.1</text:p>
      <text:p text:style-name="P3"><text:tab/>Memory allocation and code cleaned. Tests units are functional [Olivier Chaussavoine].</text:p>
      <text:p text:style-name="petit-titre">0.2.2</text:p>
      <text:p text:style-name="P3"><text:tab/>Core algorithms optimized. Tests units are functional [Olivier Chaussavoine].</text:p>
      <text:p text:style-name="P3"><text:tab/>ob_fget_omegas(np,nr) provides the list of all prices found, even those not requested. [Olivier Chaussavoine]</text:p>
      <text:p text:style-name="petit-titre">0.3.0</text:p>
      <text:p text:style-name="P3"><text:tab/>The constraint of acyclic graph is removed. Complete redesign. <text:s/>[Olivier Chaussavoine].</text:p>
      <text:p text:style-name="petit-titre">0.4.0</text:p>
      <text:p text:style-name="P3"><text:tab/>quote and prequote added. <text:s/>[Olivier Chaussavoine].</text:p>
      <text:p text:style-name="P3"><text:soft-page-break/><text:tab/>Order rejection mechanism added [Olivier Chaussavoine].</text:p>
      <text:p text:style-name="petit-titre">0.4.1</text:p>
      <text:p text:style-name="P3"><text:tab/>ported on postgreSql 9.2. <text:s/>[Olivier Chaussavoine].</text:p>
      <text:p text:style-name="P3"><text:tab/>Bug fixes [Olivier Chaussavoine].</text:p>
      <text:p text:style-name="petit-titre">0.4.2</text:p>
      <text:p text:style-name="P3"><text:tab/>Bug fixes [Olivier Chaussavoine].</text:p>
      <text:p text:style-name="petit-titre">0.5.0</text:p>
      <text:p text:style-name="P3"><text:tab/>fgeterrs() optimized, it can be run when the market is running,</text:p>
      <text:p text:style-name="P3"><text:tab/>index optimization in fcreate_temp() </text:p>
      <text:p text:style-name="P3"><text:tab/><text:tab/>increasing preformance of fgetprequote(),fgetquote(),fexecquote(),finsertorder() </text:p>
      <text:p text:style-name="P3"><text:tab/><text:tab/>X6 faster </text:p>
      <text:p text:style-name="P3"><text:tab/>MAXCYCLE was 8, it can now be up to 64 [Olivier Chaussavoine].</text:p>
      <text:p text:style-name="petit-titre">0.6.0</text:p>
      <text:p text:style-name="P3"><text:tab/>New model <text:s/>with only 4 tables [Olivier Chaussavoine].</text:p>
      <text:p text:style-name="petit-titre">0.6.1</text:p>
      <text:p text:style-name="P3"><text:tab/>Bug fixes [Olivier Chaussavoine].</text:p>
      <text:p text:style-name="petit-titre">0.7.0</text:p>
      <text:p text:style-name="P3"><text:tab/>barter limit, barter best and quote added [Olivier Chaussavoine].</text:p>
      <text:p text:style-name="P3"><text:tab/>.</text:p>
      <text:p text:style-name="P3"/>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1" svg:font-family="'Liberation Serif'" style:font-family-generic="roman"/>
    <style:font-face style:name="Times New Roman2" svg:font-family="'Times New Roman'" style:font-family-generic="roman"/>
    <style:font-face style:name="Courier 10 Pitch" svg:font-family="'Courier 10 Pitch'" style:font-adornments="Normal"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WenQuanYi Zen Hei1" svg:font-family="'WenQuanYi Zen Hei'"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draw:marker draw:name="Arrow" svg:viewBox="0 0 20 30" svg:d="m10 0-10 30h20z"/>
    <draw:marker draw:name="Extrémités_20_de_20_flèche_20_2" draw:display-name="Extrémités de flèche 2" svg:viewBox="0 0 1131 902" svg:d="m564 0-564 902h1131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01cm" fo:margin-bottom="0.199cm" fo:text-align="justify" style:justify-single-word="false" style:page-number="auto"/>
      <style:text-properties fo:language="en" fo:country="GB" style:font-size-asian="10.5pt" style:font-weight-asian="normal"/>
    </style:style>
    <style:style style:name="Heading" style:family="paragraph" style:parent-style-name="Standard" style:next-style-name="Text_20_body" style:class="text" style:master-page-name="">
      <style:paragraph-properties fo:margin-top="0.423cm" fo:margin-bottom="0.212cm" fo:text-align="start" style:justify-single-word="false" style:page-number="auto" fo:keep-with-next="always"/>
      <style:text-properties style:font-name="Times New Roman1" fo:font-size="22pt" fo:font-weight="bold" style:font-name-asian="WenQuanYi Zen Hei" style:font-size-asian="22pt" style:font-weight-asian="bold" style:font-name-complex="Lohit Hindi" style:font-size-complex="22pt" style:font-weight-complex="bold"/>
    </style:style>
    <style:style style:name="Text_20_body" style:display-name="Text body" style:family="paragraph" style:parent-style-name="Standard" style:class="text">
      <style:paragraph-properties fo:margin="100%" fo:margin-left="0cm" fo:margin-right="0cm" fo:margin-top="0cm" fo:margin-bottom="0.212cm" fo:text-align="justify" style:justify-single-word="false" fo:text-indent="0.741cm" style:auto-text-indent="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paragraph-properties fo:text-align="start" style:justify-single-word="false"/>
      <style:text-properties style:use-window-font-color="true" fo:font-size="115%" fo:font-weight="normal" style:font-size-asian="115%" style:font-weight-asian="normal" style:font-size-complex="115%" style:font-weight-complex="normal"/>
    </style:style>
    <style:style style:name="Heading_20_2" style:display-name="Heading 2" style:family="paragraph" style:parent-style-name="Heading" style:next-style-name="Text_20_body" style:default-outline-level="2" style:class="text">
      <style:text-properties style:use-window-font-color="true" style:font-name="Times New Roman" fo:font-size="18pt" fo:font-weight="bold" style:font-name-asian="WenQuanYi Zen Hei" style:font-size-asian="18pt" style:font-weight-asian="bold" style:font-name-complex="Lohit Hindi" style:font-size-complex="18pt" style:font-weight-complex="bold"/>
    </style:style>
    <style:style style:name="Heading_20_3" style:display-name="Heading 3" style:family="paragraph" style:parent-style-name="Heading" style:next-style-name="Text_20_body" style:default-outline-level="3" style:class="text">
      <style:text-properties fo:color="#000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color="#000080" fo:font-size="12pt" fo:font-style="italic" fo:font-weight="bold" style:font-size-asian="12pt" style:font-style-asian="italic" style:font-weight-asian="bold" style:font-size-complex="12pt" style:font-style-complex="italic" style:font-weight-complex="bold"/>
    </style:style>
    <style:style style:name="code-imformatique" style:family="paragraph" style:parent-style-name="Text_20_body">
      <style:paragraph-properties fo:margin="100%" fo:margin-left="1.409cm" fo:margin-right="0.101cm" fo:margin-top="0cm" fo:margin-bottom="0cm" fo:text-align="start" style:justify-single-word="false" fo:text-indent="0cm" style:auto-text-indent="false" fo:background-color="#c0c0c0" style:shadow="none">
        <style:background-image/>
      </style:paragraph-properties>
      <style:text-properties style:font-name="Courier 10 Pitch" fo:font-size="10pt" style:font-size-asian="10.5pt" style:font-weight-asian="norm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etit-titre" style:family="paragraph" style:parent-style-name="Text_20_body">
      <style:paragraph-properties fo:margin="100%" fo:margin-left="0cm" fo:margin-right="0cm" fo:margin-top="0cm" fo:margin-bottom="0cm" fo:text-indent="-0.019cm" style:auto-text-indent="false">
        <style:tab-stops/>
      </style:paragraph-properties>
      <style:text-properties style:use-window-font-color="true" fo:font-size="14pt" fo:font-style="italic" fo:font-weight="bold" style:font-size-asian="14pt" style:font-style-asian="italic" style:font-weight-asian="bold" style:font-size-complex="14pt" style:font-style-complex="italic"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101cm" fo:margin-bottom="0cm"/>
      <style:text-properties style:font-name="DejaVu Sans Mono" fo:font-size="10pt" style:font-name-asian="WenQuanYi Micro Hei" style:font-size-asian="10pt" style:font-name-complex="Lohit Hindi2" style:font-size-complex="10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ariable_5f_math" style:display-name="variable_math" style:family="text">
      <style:text-properties style:font-name="Times New Roman2" fo:font-size="13pt" fo:language="en" fo:country="GB" fo:font-style="italic" fo:font-weight="bold" fo:background-color="transparent" style:font-size-asian="10.5pt" style:font-style-asian="italic" style:font-weight-asian="normal" style:font-style-complex="italic"/>
    </style:style>
    <style:style style:name="Bullet_20_Symbols" style:display-name="Bullet Symbols" style:family="text">
      <style:text-properties style:font-name="OpenSymbol" style:font-name-asian="OpenSymbol" style:font-name-complex="OpenSymbol"/>
    </style:style>
    <style:style style:name="Definition" style:family="text"/>
    <style:style style:name="Endnote_20_Symbol" style:display-name="Endnote Symbol" style:family="text"/>
    <style:style style:name="Example" style:family="text">
      <style:text-properties style:font-name="DejaVu Sans Mono" style:font-name-asian="WenQuanYi Zen Hei1" style:font-name-complex="DejaVu Sans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Rubies" style:family="text">
      <style:text-properties fo:font-size="6pt" style:text-underline-style="none" style:font-size-asian="6pt" style:font-size-complex="6pt" style:text-emphasize="none"/>
    </style:style>
    <style:style style:name="Variable"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fo:margin-left="0.199cm" fo:margin-right="0.199cm" fo:margin-top="0.199cm" fo:margin-bottom="0.199cm" style:wrap="left" style:number-wrapped-paragraphs="no-limit" style:wrap-contour="false" style:vertical-pos="top" style:vertical-rel="paragraph" style:horizontal-pos="center" style:horizontal-rel="paragraph" fo:background-color="transparent" style:background-transparency="100%" style:shadow="none">
        <style:background-image/>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ABC">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ans_20_nom1" style:display-name="Sans no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0.049cm" fo:border-left="none" fo:border-right="none" fo:border-top="none" fo:border-bottom="0.06pt solid #000000" style:shadow="none"/>
    </style:style>
    <style:style style:name="MP2" style:family="paragraph" style:parent-style-name="Footer">
      <style:paragraph-properties fo:padding="0.049cm" fo:border-left="none" fo:border-right="none" fo:border-top="0.06pt solid #000000" fo:border-bottom="none" style:shadow="non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tab/>openBarter</text:p>
      </style:header>
      <style:footer>
        <text:p text:style-name="MP2"><text:tab/><text:tab/>page <text:page-number text:select-page="current">11</text:page-number>/<text:page-count>1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livier Chaussavoine</meta:initial-creator>
    <meta:creation-date>2011-08-21T17:36:32</meta:creation-date>
    <dc:date>2013-02-11T11:16:20</dc:date>
    <dc:creator>olivier chaussavoine</dc:creator>
    <meta:editing-duration>P5DT23H39M45S</meta:editing-duration>
    <meta:editing-cycles>162</meta:editing-cycles>
    <meta:generator>LibreOffice/3.5$Linux_X86_64 LibreOffice_project/350m1$Build-2</meta:generator>
    <meta:document-statistic meta:table-count="5" meta:image-count="0" meta:object-count="5" meta:page-count="11" meta:paragraph-count="278" meta:word-count="2870" meta:character-count="17011" meta:non-whitespace-character-count="14424"/>
  </office:meta>
</office:document-meta>
</file>

<file path=Object 1/content.xml><?xml version="1.0" encoding="utf-8"?>
<math xmlns="http://www.w3.org/1998/Math/MathML">
  <semantics>
    <mrow>
      <mi>ω</mi>
      <mrow>
        <mi>'</mi>
        <mo stretchy="false">=</mo>
        <mrow>
          <mo stretchy="false">ω</mo>
          <mo stretchy="false">∗</mo>
          <msup>
            <mrow>
              <mo stretchy="false">Ω</mo>
            </mrow>
            <mrow>
              <mrow>
                <mrow>
                  <mo stretchy="false">−</mo>
                  <mn>1</mn>
                </mrow>
                <mo stretchy="false">/</mo>
                <mi>n</mi>
              </mrow>
            </mrow>
          </msup>
        </mrow>
      </mrow>
    </mrow>
    <annotation encoding="StarMath 5.0">ω'= %omega * {%OMEGA}^{-1 / n}</annotation>
  </semantics>
</math>
</file>

<file path=Object 2/content.xml><?xml version="1.0" encoding="utf-8"?>
<math xmlns="http://www.w3.org/1998/Math/MathML">
  <semantics>
    <mrow>
      <mrow>
        <mrow>
          <mo stretchy="false">ω</mo>
          <mi>'</mi>
        </mrow>
        <mo stretchy="false">/</mo>
        <mrow>
          <mo stretchy="false">ω</mo>
        </mrow>
      </mrow>
    </mrow>
    <annotation encoding="StarMath 5.0">{%omega'} / {%omega}
</annotation>
  </semantics>
</math>
</file>

<file path=Object 3/content.xml><?xml version="1.0" encoding="utf-8"?>
<math xmlns="http://www.w3.org/1998/Math/MathML">
  <semantics>
    <mrow>
      <msup>
        <mrow>
          <mo stretchy="false">Ω</mo>
        </mrow>
        <mrow>
          <mrow>
            <mrow>
              <mo stretchy="false">−</mo>
              <mn>1</mn>
            </mrow>
            <mo stretchy="false">/</mo>
            <mi>n</mi>
          </mrow>
        </mrow>
      </msup>
    </mrow>
    <annotation encoding="StarMath 5.0">{%OMEGA}^{-1 / n}</annotation>
  </semantics>
</math>
</file>

<file path=Object 4/content.xml><?xml version="1.0" encoding="utf-8"?>
<math xmlns="http://www.w3.org/1998/Math/MathML">
  <semantics>
    <mrow>
      <msup>
        <mrow>
          <mo stretchy="false">Ω</mo>
        </mrow>
        <mrow>
          <mrow>
            <mn>1</mn>
            <mo stretchy="false">/</mo>
            <mi>n</mi>
          </mrow>
        </mrow>
      </msup>
    </mrow>
    <annotation encoding="StarMath 5.0">{%OMEGA}^{1 / n}</annotation>
  </semantics>
</math>
</file>

<file path=Object 5/content.xml><?xml version="1.0" encoding="utf-8"?>
<math xmlns="http://www.w3.org/1998/Math/MathML">
  <semantics>
    <mrow>
      <mrow>
        <mo stretchy="false">Ω</mo>
      </mrow>
    </mrow>
    <annotation encoding="StarMath 5.0">{%OMEGA}</annotation>
  </semantics>
</math>
</file>